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1_1_3.haff</text:p>
          </table:table-cell>
          <table:table-cell office:value-type="float" office:value="732521" calcext:value-type="float">
            <text:p>732521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702" calcext:value-type="float">
            <text:p>2206270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29]" office:value-type="float" office:value="20" calcext:value-type="float">
            <text:p>20</text:p>
          </table:table-cell>
          <table:table-cell table:formula="of:=[.H29]" office:value-type="float" office:value="1" calcext:value-type="float">
            <text:p>1</text:p>
          </table:table-cell>
          <table:table-cell table:formula="of:=AVERAGE([.D29:.D31])" office:value-type="float" office:value="538571" calcext:value-type="float">
            <text:p>538571</text:p>
          </table:table-cell>
        </table:table-row>
        <table:table-row table:style-name="ro1">
          <table:table-cell office:value-type="string" calcext:value-type="string">
            <text:p>set_1_1_2.haff</text:p>
          </table:table-cell>
          <table:table-cell office:value-type="float" office:value="732545" calcext:value-type="float">
            <text:p>732545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3344" calcext:value-type="float">
            <text:p>2206334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0]" office:value-type="float" office:value="20" calcext:value-type="float">
            <text:p>20</text:p>
          </table:table-cell>
          <table:table-cell table:formula="of:=[.H3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1_1.haff</text:p>
          </table:table-cell>
          <table:table-cell office:value-type="float" office:value="732509" calcext:value-type="float">
            <text:p>732509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399" calcext:value-type="float">
            <text:p>2206239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G31]" office:value-type="float" office:value="20" calcext:value-type="float">
            <text:p>20</text:p>
          </table:table-cell>
          <table:table-cell table:formula="of:=[.H3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2_3.haff</text:p>
          </table:table-cell>
          <table:table-cell office:value-type="float" office:value="724218" calcext:value-type="float">
            <text:p>724218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21839915" calcext:value-type="float">
            <text:p>2183991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32]" office:value-type="float" office:value="20" calcext:value-type="float">
            <text:p>20</text:p>
          </table:table-cell>
          <table:table-cell table:formula="of:=[.H32]" office:value-type="float" office:value="2" calcext:value-type="float">
            <text:p>2</text:p>
          </table:table-cell>
          <table:table-cell table:formula="of:=AVERAGE([.D32:.D34])" office:value-type="float" office:value="533868" calcext:value-type="float">
            <text:p>533868</text:p>
          </table:table-cell>
        </table:table-row>
        <table:table-row table:style-name="ro1">
          <table:table-cell office:value-type="string" calcext:value-type="string">
            <text:p>set_1_2_2.haff</text:p>
          </table:table-cell>
          <table:table-cell office:value-type="float" office:value="724073" calcext:value-type="float">
            <text:p>724073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1836187" calcext:value-type="float">
            <text:p>218361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G33]" office:value-type="float" office:value="20" calcext:value-type="float">
            <text:p>20</text:p>
          </table:table-cell>
          <table:table-cell table:formula="of:=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_2_1.haff</text:p>
          </table:table-cell>
          <table:table-cell office:value-type="float" office:value="723954" calcext:value-type="float">
            <text:p>723954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21833078" calcext:value-type="float">
            <text:p>2183307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4]" office:value-type="float" office:value="20" calcext:value-type="float">
            <text:p>20</text:p>
          </table:table-cell>
          <table:table-cell table:formula="of:=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_3_3.haff</text:p>
          </table:table-cell>
          <table:table-cell office:value-type="float" office:value="785701" calcext:value-type="float">
            <text:p>785701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23435081" calcext:value-type="float">
            <text:p>234350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G35]" office:value-type="float" office:value="20" calcext:value-type="float">
            <text:p>20</text:p>
          </table:table-cell>
          <table:table-cell table:formula="of:=[.H35]" office:value-type="float" office:value="3" calcext:value-type="float">
            <text:p>3</text:p>
          </table:table-cell>
          <table:table-cell table:formula="of:=AVERAGE([.D35:.D37])" office:value-type="float" office:value="574102" calcext:value-type="float">
            <text:p>574102</text:p>
          </table:table-cell>
        </table:table-row>
        <table:table-row table:style-name="ro1">
          <table:table-cell office:value-type="string" calcext:value-type="string">
            <text:p>set_1_3_2.haff</text:p>
          </table:table-cell>
          <table:table-cell office:value-type="float" office:value="785690" calcext:value-type="float">
            <text:p>785690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23434795" calcext:value-type="float">
            <text:p>2343479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6]" office:value-type="float" office:value="20" calcext:value-type="float">
            <text:p>20</text:p>
          </table:table-cell>
          <table:table-cell table:formula="of:=[.H3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1_3_1.haff</text:p>
          </table:table-cell>
          <table:table-cell office:value-type="float" office:value="786002" calcext:value-type="float">
            <text:p>786002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3442955" calcext:value-type="float">
            <text:p>234429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7]" office:value-type="float" office:value="20" calcext:value-type="float">
            <text:p>20</text:p>
          </table:table-cell>
          <table:table-cell table:formula="of:=[.H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_1_3.haff</text:p>
          </table:table-cell>
          <table:table-cell office:value-type="float" office:value="1458901" calcext:value-type="float">
            <text:p>145890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232" calcext:value-type="float">
            <text:p>439472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38]" office:value-type="float" office:value="40" calcext:value-type="float">
            <text:p>40</text:p>
          </table:table-cell>
          <table:table-cell table:formula="of:=[.H38]" office:value-type="float" office:value="1" calcext:value-type="float">
            <text:p>1</text:p>
          </table:table-cell>
          <table:table-cell table:formula="of:=AVERAGE([.D38:.D40])" office:value-type="float" office:value="897222.333333333" calcext:value-type="float">
            <text:p>897222.333333333</text:p>
          </table:table-cell>
        </table:table-row>
        <table:table-row table:style-name="ro1">
          <table:table-cell office:value-type="string" calcext:value-type="string">
            <text:p>set_2_1_2.haff</text:p>
          </table:table-cell>
          <table:table-cell office:value-type="float" office:value="1458912" calcext:value-type="float">
            <text:p>1458912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506" calcext:value-type="float">
            <text:p>439475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9]" office:value-type="float" office:value="40" calcext:value-type="float">
            <text:p>40</text:p>
          </table:table-cell>
          <table:table-cell table:formula="of:=[.H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1_1.haff</text:p>
          </table:table-cell>
          <table:table-cell office:value-type="float" office:value="1458910" calcext:value-type="float">
            <text:p>1458910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454" calcext:value-type="float">
            <text:p>439474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40]" office:value-type="float" office:value="40" calcext:value-type="float">
            <text:p>40</text:p>
          </table:table-cell>
          <table:table-cell table:formula="of:=[.H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2_3.haff</text:p>
          </table:table-cell>
          <table:table-cell office:value-type="float" office:value="1442096" calcext:value-type="float">
            <text:p>1442096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43503588" calcext:value-type="float">
            <text:p>435035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41]" office:value-type="float" office:value="40" calcext:value-type="float">
            <text:p>40</text:p>
          </table:table-cell>
          <table:table-cell table:formula="of:=[.H41]" office:value-type="float" office:value="2" calcext:value-type="float">
            <text:p>2</text:p>
          </table:table-cell>
          <table:table-cell table:formula="of:=AVERAGE([.D41:.D43])" office:value-type="float" office:value="888324.666666667" calcext:value-type="float">
            <text:p>888324.666666667</text:p>
          </table:table-cell>
        </table:table-row>
        <table:table-row table:style-name="ro1">
          <table:table-cell office:value-type="string" calcext:value-type="string">
            <text:p>set_2_2_2.haff</text:p>
          </table:table-cell>
          <table:table-cell office:value-type="float" office:value="1442216" calcext:value-type="float">
            <text:p>1442216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06687" calcext:value-type="float">
            <text:p>435066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formula="of:=[.G42]" office:value-type="float" office:value="40" calcext:value-type="float">
            <text:p>40</text:p>
          </table:table-cell>
          <table:table-cell table:formula="of:=[.H4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_2_1.haff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497414" calcext:value-type="float">
            <text:p>4349741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3]" office:value-type="float" office:value="40" calcext:value-type="float">
            <text:p>40</text:p>
          </table:table-cell>
          <table:table-cell table:formula="of:=[.H4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_3_3.haff</text:p>
          </table:table-cell>
          <table:table-cell office:value-type="float" office:value="1564252" calcext:value-type="float">
            <text:p>1564252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6676174" calcext:value-type="float">
            <text:p>466761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G44]" office:value-type="float" office:value="40" calcext:value-type="float">
            <text:p>40</text:p>
          </table:table-cell>
          <table:table-cell table:formula="of:=[.H44]" office:value-type="float" office:value="3" calcext:value-type="float">
            <text:p>3</text:p>
          </table:table-cell>
          <table:table-cell table:formula="of:=AVERAGE([.D44:.D46])" office:value-type="float" office:value="954732" calcext:value-type="float">
            <text:p>954732</text:p>
          </table:table-cell>
        </table:table-row>
        <table:table-row table:style-name="ro1">
          <table:table-cell office:value-type="string" calcext:value-type="string">
            <text:p>set_2_3_2.haff</text:p>
          </table:table-cell>
          <table:table-cell office:value-type="float" office:value="1564632" calcext:value-type="float">
            <text:p>1564632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46686045" calcext:value-type="float">
            <text:p>466860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45]" office:value-type="float" office:value="40" calcext:value-type="float">
            <text:p>40</text:p>
          </table:table-cell>
          <table:table-cell table:formula="of:=[.H4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_3_1.haff</text:p>
          </table:table-cell>
          <table:table-cell office:value-type="float" office:value="1564246" calcext:value-type="float">
            <text:p>1564246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46675985" calcext:value-type="float">
            <text:p>466759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6]" office:value-type="float" office:value="40" calcext:value-type="float">
            <text:p>40</text:p>
          </table:table-cell>
          <table:table-cell table:formula="of:=[.H4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1_3.haff</text:p>
          </table:table-cell>
          <table:table-cell office:value-type="float" office:value="2185404" calcext:value-type="float">
            <text:p>2185404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4951" calcext:value-type="float">
            <text:p>658349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47]" office:value-type="float" office:value="60" calcext:value-type="float">
            <text:p>60</text:p>
          </table:table-cell>
          <table:table-cell table:formula="of:=[.H47]" office:value-type="float" office:value="1" calcext:value-type="float">
            <text:p>1</text:p>
          </table:table-cell>
          <table:table-cell table:formula="of:=AVERAGE([.D47:.D49])" office:value-type="float" office:value="1435184.33333333" calcext:value-type="float">
            <text:p>1435184.33333333</text:p>
          </table:table-cell>
        </table:table-row>
        <table:table-row table:style-name="ro1">
          <table:table-cell office:value-type="string" calcext:value-type="string">
            <text:p>set_3_1_2.haff</text:p>
          </table:table-cell>
          <table:table-cell office:value-type="float" office:value="2185368" calcext:value-type="float">
            <text:p>2185368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4000" calcext:value-type="float">
            <text:p>658340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48]" office:value-type="float" office:value="60" calcext:value-type="float">
            <text:p>60</text:p>
          </table:table-cell>
          <table:table-cell table:formula="of:=[.H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haff</text:p>
          </table:table-cell>
          <table:table-cell office:value-type="float" office:value="2185411" calcext:value-type="float">
            <text:p>2185411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5133" calcext:value-type="float">
            <text:p>658351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49]" office:value-type="float" office:value="60" calcext:value-type="float">
            <text:p>60</text:p>
          </table:table-cell>
          <table:table-cell table:formula="of:=[.H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2_3.haff</text:p>
          </table:table-cell>
          <table:table-cell office:value-type="float" office:value="2159842" calcext:value-type="float">
            <text:p>2159842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65163703" calcext:value-type="float">
            <text:p>651637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0]" office:value-type="float" office:value="60" calcext:value-type="float">
            <text:p>60</text:p>
          </table:table-cell>
          <table:table-cell table:formula="of:=[.H50]" office:value-type="float" office:value="2" calcext:value-type="float">
            <text:p>2</text:p>
          </table:table-cell>
          <table:table-cell table:formula="of:=AVERAGE([.D50:.D52])" office:value-type="float" office:value="1422378.66666667" calcext:value-type="float">
            <text:p>1422378.66666667</text:p>
          </table:table-cell>
        </table:table-row>
        <table:table-row table:style-name="ro1">
          <table:table-cell office:value-type="string" calcext:value-type="string">
            <text:p>set_3_2_2.haff</text:p>
          </table:table-cell>
          <table:table-cell office:value-type="float" office:value="2159845" calcext:value-type="float">
            <text:p>2159845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65163790" calcext:value-type="float">
            <text:p>6516379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G51]" office:value-type="float" office:value="60" calcext:value-type="float">
            <text:p>60</text:p>
          </table:table-cell>
          <table:table-cell table:formula="of:=[.H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haff</text:p>
          </table:table-cell>
          <table:table-cell office:value-type="float" office:value="2159977" calcext:value-type="float">
            <text:p>2159977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65167261" calcext:value-type="float">
            <text:p>6516726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2]" office:value-type="float" office:value="60" calcext:value-type="float">
            <text:p>60</text:p>
          </table:table-cell>
          <table:table-cell table:formula="of:=[.H5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3_3.haff</text:p>
          </table:table-cell>
          <table:table-cell office:value-type="float" office:value="2343813" calcext:value-type="float">
            <text:p>2343813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69943551" calcext:value-type="float">
            <text:p>699435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[.G53]" office:value-type="float" office:value="60" calcext:value-type="float">
            <text:p>60</text:p>
          </table:table-cell>
          <table:table-cell table:formula="of:=[.H53]" office:value-type="float" office:value="3" calcext:value-type="float">
            <text:p>3</text:p>
          </table:table-cell>
          <table:table-cell table:formula="of:=AVERAGE([.D53:.D55])" office:value-type="float" office:value="1525688.66666667" calcext:value-type="float">
            <text:p>1525688.66666667</text:p>
          </table:table-cell>
        </table:table-row>
        <table:table-row table:style-name="ro1">
          <table:table-cell office:value-type="string" calcext:value-type="string">
            <text:p>set_3_3_2.haff</text:p>
          </table:table-cell>
          <table:table-cell office:value-type="float" office:value="2343111" calcext:value-type="float">
            <text:p>2343111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69925293" calcext:value-type="float">
            <text:p>6992529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54]" office:value-type="float" office:value="60" calcext:value-type="float">
            <text:p>60</text:p>
          </table:table-cell>
          <table:table-cell table:formula="of:=[.H5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haff</text:p>
          </table:table-cell>
          <table:table-cell office:value-type="float" office:value="2343668" calcext:value-type="float">
            <text:p>2343668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69939772" calcext:value-type="float">
            <text:p>699397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5]" office:value-type="float" office:value="60" calcext:value-type="float">
            <text:p>60</text:p>
          </table:table-cell>
          <table:table-cell table:formula="of:=[.H5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0_1_3.haff</text:p>
          </table:table-cell>
          <table:table-cell office:value-type="float" office:value="18113" calcext:value-type="float">
            <text:p>18113</text:p>
          </table:table-cell>
          <table:table-cell office:value-type="float" office:value="24579" calcext:value-type="float">
            <text:p>24579</text:p>
          </table:table-cell>
          <table:table-cell office:value-type="float" office:value="538629" calcext:value-type="float">
            <text:p>5386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6]" office:value-type="float" office:value="80" calcext:value-type="float">
            <text:p>80</text:p>
          </table:table-cell>
          <table:table-cell table:formula="of:=[.H56]" office:value-type="float" office:value="1" calcext:value-type="float">
            <text:p>1</text:p>
          </table:table-cell>
          <table:table-cell table:formula="of:=AVERAGE([.D56:.D58])" office:value-type="float" office:value="1793597.33333333" calcext:value-type="float">
            <text:p>1793597.33333333</text:p>
          </table:table-cell>
        </table:table-row>
        <table:table-row table:style-name="ro1">
          <table:table-cell office:value-type="string" calcext:value-type="string">
            <text:p>set_20_1_2.haff</text:p>
          </table:table-cell>
          <table:table-cell office:value-type="float" office:value="18106" calcext:value-type="float">
            <text:p>18106</text:p>
          </table:table-cell>
          <table:table-cell office:value-type="float" office:value="24579" calcext:value-type="float">
            <text:p>24579</text:p>
          </table:table-cell>
          <table:table-cell office:value-type="float" office:value="538447" calcext:value-type="float">
            <text:p>5384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57]" office:value-type="float" office:value="80" calcext:value-type="float">
            <text:p>80</text:p>
          </table:table-cell>
          <table:table-cell table:formula="of:=[.H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1_1.haff</text:p>
          </table:table-cell>
          <table:table-cell office:value-type="float" office:value="18114" calcext:value-type="float">
            <text:p>18114</text:p>
          </table:table-cell>
          <table:table-cell office:value-type="float" office:value="24579" calcext:value-type="float">
            <text:p>24579</text:p>
          </table:table-cell>
          <table:table-cell office:value-type="float" office:value="538637" calcext:value-type="float">
            <text:p>53863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58]" office:value-type="float" office:value="80" calcext:value-type="float">
            <text:p>80</text:p>
          </table:table-cell>
          <table:table-cell table:formula="of:=[.H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2_3.haff</text:p>
          </table:table-cell>
          <table:table-cell office:value-type="float" office:value="18162" calcext:value-type="float">
            <text:p>18162</text:p>
          </table:table-cell>
          <table:table-cell office:value-type="float" office:value="24582" calcext:value-type="float">
            <text:p>24582</text:p>
          </table:table-cell>
          <table:table-cell office:value-type="float" office:value="532904" calcext:value-type="float">
            <text:p>5329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9]" office:value-type="float" office:value="80" calcext:value-type="float">
            <text:p>80</text:p>
          </table:table-cell>
          <table:table-cell table:formula="of:=[.H59]" office:value-type="float" office:value="2" calcext:value-type="float">
            <text:p>2</text:p>
          </table:table-cell>
          <table:table-cell table:formula="of:=AVERAGE([.D59:.D61])" office:value-type="float" office:value="1775701.66666667" calcext:value-type="float">
            <text:p>1775701.66666667</text:p>
          </table:table-cell>
        </table:table-row>
        <table:table-row table:style-name="ro1">
          <table:table-cell office:value-type="string" calcext:value-type="string">
            <text:p>set_20_2_2.haff</text:p>
          </table:table-cell>
          <table:table-cell office:value-type="float" office:value="18256" calcext:value-type="float">
            <text:p>18256</text:p>
          </table:table-cell>
          <table:table-cell office:value-type="float" office:value="24581" calcext:value-type="float">
            <text:p>24581</text:p>
          </table:table-cell>
          <table:table-cell office:value-type="float" office:value="535360" calcext:value-type="float">
            <text:p>53536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G60]" office:value-type="float" office:value="80" calcext:value-type="float">
            <text:p>80</text:p>
          </table:table-cell>
          <table:table-cell table:formula="of:=[.H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0_2_1.haff</text:p>
          </table:table-cell>
          <table:table-cell office:value-type="float" office:value="18179" calcext:value-type="float">
            <text:p>18179</text:p>
          </table:table-cell>
          <table:table-cell office:value-type="float" office:value="24581" calcext:value-type="float">
            <text:p>24581</text:p>
          </table:table-cell>
          <table:table-cell office:value-type="float" office:value="533340" calcext:value-type="float">
            <text:p>5333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]" office:value-type="float" office:value="80" calcext:value-type="float">
            <text:p>80</text:p>
          </table:table-cell>
          <table:table-cell table:formula="of:=[.H6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0_3_3.haff</text:p>
          </table:table-cell>
          <table:table-cell office:value-type="float" office:value="19847" calcext:value-type="float">
            <text:p>19847</text:p>
          </table:table-cell>
          <table:table-cell office:value-type="float" office:value="24579" calcext:value-type="float">
            <text:p>24579</text:p>
          </table:table-cell>
          <table:table-cell office:value-type="float" office:value="573328" calcext:value-type="float">
            <text:p>57332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G62]" office:value-type="float" office:value="80" calcext:value-type="float">
            <text:p>80</text:p>
          </table:table-cell>
          <table:table-cell table:formula="of:=[.H62]" office:value-type="float" office:value="3" calcext:value-type="float">
            <text:p>3</text:p>
          </table:table-cell>
          <table:table-cell table:formula="of:=AVERAGE([.D62:.D64])" office:value-type="float" office:value="1907595.33333333" calcext:value-type="float">
            <text:p>1907595.33333333</text:p>
          </table:table-cell>
        </table:table-row>
        <table:table-row table:style-name="ro1">
          <table:table-cell office:value-type="string" calcext:value-type="string">
            <text:p>set_20_3_2.haff</text:p>
          </table:table-cell>
          <table:table-cell office:value-type="float" office:value="19854" calcext:value-type="float">
            <text:p>19854</text:p>
          </table:table-cell>
          <table:table-cell office:value-type="float" office:value="24580" calcext:value-type="float">
            <text:p>24580</text:p>
          </table:table-cell>
          <table:table-cell office:value-type="float" office:value="573501" calcext:value-type="float">
            <text:p>5735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63]" office:value-type="float" office:value="80" calcext:value-type="float">
            <text:p>80</text:p>
          </table:table-cell>
          <table:table-cell table:formula="of:=[.H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0_3_1.haff</text:p>
          </table:table-cell>
          <table:table-cell office:value-type="float" office:value="19930" calcext:value-type="float">
            <text:p>19930</text:p>
          </table:table-cell>
          <table:table-cell office:value-type="float" office:value="24580" calcext:value-type="float">
            <text:p>24580</text:p>
          </table:table-cell>
          <table:table-cell office:value-type="float" office:value="575477" calcext:value-type="float">
            <text:p>5754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4]" office:value-type="float" office:value="80" calcext:value-type="float">
            <text:p>80</text:p>
          </table:table-cell>
          <table:table-cell table:formula="of:=[.H6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40_1_3.haff</text:p>
          </table:table-cell>
          <table:table-cell office:value-type="float" office:value="30017" calcext:value-type="float">
            <text:p>30017</text:p>
          </table:table-cell>
          <table:table-cell office:value-type="float" office:value="40965" calcext:value-type="float">
            <text:p>40965</text:p>
          </table:table-cell>
          <table:table-cell office:value-type="float" office:value="897285" calcext:value-type="float">
            <text:p>8972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65]" office:value-type="float" office:value="100" calcext:value-type="float">
            <text:p>100</text:p>
          </table:table-cell>
          <table:table-cell table:formula="of:=[.H65]" office:value-type="float" office:value="1" calcext:value-type="float">
            <text:p>1</text:p>
          </table:table-cell>
          <table:table-cell table:formula="of:=AVERAGE([.D65:.D67])" office:value-type="float" office:value="2331731" calcext:value-type="float">
            <text:p>2331731</text:p>
          </table:table-cell>
        </table:table-row>
        <table:table-row table:style-name="ro1">
          <table:table-cell office:value-type="string" calcext:value-type="string">
            <text:p>set_40_1_2.haff</text:p>
          </table:table-cell>
          <table:table-cell office:value-type="float" office:value="30010" calcext:value-type="float">
            <text:p>30010</text:p>
          </table:table-cell>
          <table:table-cell office:value-type="float" office:value="40965" calcext:value-type="float">
            <text:p>40965</text:p>
          </table:table-cell>
          <table:table-cell office:value-type="float" office:value="897109" calcext:value-type="float">
            <text:p>89710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66]" office:value-type="float" office:value="100" calcext:value-type="float">
            <text:p>100</text:p>
          </table:table-cell>
          <table:table-cell table:formula="of:=[.H6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1_1.haff</text:p>
          </table:table-cell>
          <table:table-cell office:value-type="float" office:value="30017" calcext:value-type="float">
            <text:p>30017</text:p>
          </table:table-cell>
          <table:table-cell office:value-type="float" office:value="40965" calcext:value-type="float">
            <text:p>40965</text:p>
          </table:table-cell>
          <table:table-cell office:value-type="float" office:value="897273" calcext:value-type="float">
            <text:p>8972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67]" office:value-type="float" office:value="100" calcext:value-type="float">
            <text:p>100</text:p>
          </table:table-cell>
          <table:table-cell table:formula="of:=[.H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2_3.haff</text:p>
          </table:table-cell>
          <table:table-cell office:value-type="float" office:value="29950" calcext:value-type="float">
            <text:p>29950</text:p>
          </table:table-cell>
          <table:table-cell office:value-type="float" office:value="40966" calcext:value-type="float">
            <text:p>40966</text:p>
          </table:table-cell>
          <table:table-cell office:value-type="float" office:value="888547" calcext:value-type="float">
            <text:p>8885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68]" office:value-type="float" office:value="100" calcext:value-type="float">
            <text:p>100</text:p>
          </table:table-cell>
          <table:table-cell table:formula="of:=[.H68]" office:value-type="float" office:value="2" calcext:value-type="float">
            <text:p>2</text:p>
          </table:table-cell>
          <table:table-cell table:formula="of:=AVERAGE([.D68:.D70])" office:value-type="float" office:value="2309748.66666667" calcext:value-type="float">
            <text:p>2309748.66666667</text:p>
          </table:table-cell>
        </table:table-row>
        <table:table-row table:style-name="ro1">
          <table:table-cell office:value-type="string" calcext:value-type="string">
            <text:p>set_40_2_2.haff</text:p>
          </table:table-cell>
          <table:table-cell office:value-type="float" office:value="29929" calcext:value-type="float">
            <text:p>29929</text:p>
          </table:table-cell>
          <table:table-cell office:value-type="float" office:value="40965" calcext:value-type="float">
            <text:p>40965</text:p>
          </table:table-cell>
          <table:table-cell office:value-type="float" office:value="887998" calcext:value-type="float">
            <text:p>8879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G69]" office:value-type="float" office:value="100" calcext:value-type="float">
            <text:p>100</text:p>
          </table:table-cell>
          <table:table-cell table:formula="of:=[.H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40_2_1.haff</text:p>
          </table:table-cell>
          <table:table-cell office:value-type="float" office:value="29945" calcext:value-type="float">
            <text:p>29945</text:p>
          </table:table-cell>
          <table:table-cell office:value-type="float" office:value="40967" calcext:value-type="float">
            <text:p>40967</text:p>
          </table:table-cell>
          <table:table-cell office:value-type="float" office:value="888429" calcext:value-type="float">
            <text:p>8884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0]" office:value-type="float" office:value="100" calcext:value-type="float">
            <text:p>100</text:p>
          </table:table-cell>
          <table:table-cell table:formula="of:=[.H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40_3_3.haff</text:p>
          </table:table-cell>
          <table:table-cell office:value-type="float" office:value="32593" calcext:value-type="float">
            <text:p>32593</text:p>
          </table:table-cell>
          <table:table-cell office:value-type="float" office:value="40966" calcext:value-type="float">
            <text:p>40966</text:p>
          </table:table-cell>
          <table:table-cell office:value-type="float" office:value="953873" calcext:value-type="float">
            <text:p>9538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G71]" office:value-type="float" office:value="100" calcext:value-type="float">
            <text:p>100</text:p>
          </table:table-cell>
          <table:table-cell table:formula="of:=[.H71]" office:value-type="float" office:value="3" calcext:value-type="float">
            <text:p>3</text:p>
          </table:table-cell>
          <table:table-cell table:formula="of:=AVERAGE([.D71:.D73])" office:value-type="float" office:value="2479808.33333333" calcext:value-type="float">
            <text:p>2479808.33333333</text:p>
          </table:table-cell>
        </table:table-row>
        <table:table-row table:style-name="ro1">
          <table:table-cell office:value-type="string" calcext:value-type="string">
            <text:p>set_40_3_2.haff</text:p>
          </table:table-cell>
          <table:table-cell office:value-type="float" office:value="32666" calcext:value-type="float">
            <text:p>32666</text:p>
          </table:table-cell>
          <table:table-cell office:value-type="float" office:value="40966" calcext:value-type="float">
            <text:p>40966</text:p>
          </table:table-cell>
          <table:table-cell office:value-type="float" office:value="955768" calcext:value-type="float">
            <text:p>9557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72]" office:value-type="float" office:value="100" calcext:value-type="float">
            <text:p>100</text:p>
          </table:table-cell>
          <table:table-cell table:formula="of:=[.H7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40_3_1.haff</text:p>
          </table:table-cell>
          <table:table-cell office:value-type="float" office:value="32619" calcext:value-type="float">
            <text:p>32619</text:p>
          </table:table-cell>
          <table:table-cell office:value-type="float" office:value="40968" calcext:value-type="float">
            <text:p>40968</text:p>
          </table:table-cell>
          <table:table-cell office:value-type="float" office:value="954555" calcext:value-type="float">
            <text:p>9545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" office:value-type="float" office:value="100" calcext:value-type="float">
            <text:p>100</text:p>
          </table:table-cell>
          <table:table-cell table:formula="of:=[.H7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60_1_3.haff</text:p>
          </table:table-cell>
          <table:table-cell office:value-type="float" office:value="47875" calcext:value-type="float">
            <text:p>47875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330" calcext:value-type="float">
            <text:p>14353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2.haff</text:p>
          </table:table-cell>
          <table:table-cell office:value-type="float" office:value="47870" calcext:value-type="float">
            <text:p>47870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191" calcext:value-type="float">
            <text:p>14351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1.haff</text:p>
          </table:table-cell>
          <table:table-cell office:value-type="float" office:value="47864" calcext:value-type="float">
            <text:p>47864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032" calcext:value-type="float">
            <text:p>14350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3.haff</text:p>
          </table:table-cell>
          <table:table-cell office:value-type="float" office:value="47602" calcext:value-type="float">
            <text:p>47602</text:p>
          </table:table-cell>
          <table:table-cell office:value-type="float" office:value="65548" calcext:value-type="float">
            <text:p>65548</text:p>
          </table:table-cell>
          <table:table-cell office:value-type="float" office:value="1421242" calcext:value-type="float">
            <text:p>14212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2.haff</text:p>
          </table:table-cell>
          <table:table-cell office:value-type="float" office:value="47687" calcext:value-type="float">
            <text:p>47687</text:p>
          </table:table-cell>
          <table:table-cell office:value-type="float" office:value="65550" calcext:value-type="float">
            <text:p>65550</text:p>
          </table:table-cell>
          <table:table-cell office:value-type="float" office:value="1423473" calcext:value-type="float">
            <text:p>14234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1.haff</text:p>
          </table:table-cell>
          <table:table-cell office:value-type="float" office:value="47647" calcext:value-type="float">
            <text:p>47647</text:p>
          </table:table-cell>
          <table:table-cell office:value-type="float" office:value="65547" calcext:value-type="float">
            <text:p>65547</text:p>
          </table:table-cell>
          <table:table-cell office:value-type="float" office:value="1422421" calcext:value-type="float">
            <text:p>14224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3.haff</text:p>
          </table:table-cell>
          <table:table-cell office:value-type="float" office:value="51770" calcext:value-type="float">
            <text:p>51770</text:p>
          </table:table-cell>
          <table:table-cell office:value-type="float" office:value="65548" calcext:value-type="float">
            <text:p>65548</text:p>
          </table:table-cell>
          <table:table-cell office:value-type="float" office:value="1526227" calcext:value-type="float">
            <text:p>152622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2.haff</text:p>
          </table:table-cell>
          <table:table-cell office:value-type="float" office:value="51740" calcext:value-type="float">
            <text:p>51740</text:p>
          </table:table-cell>
          <table:table-cell office:value-type="float" office:value="65545" calcext:value-type="float">
            <text:p>65545</text:p>
          </table:table-cell>
          <table:table-cell office:value-type="float" office:value="1525441" calcext:value-type="float">
            <text:p>15254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1.haff</text:p>
          </table:table-cell>
          <table:table-cell office:value-type="float" office:value="51738" calcext:value-type="float">
            <text:p>51738</text:p>
          </table:table-cell>
          <table:table-cell office:value-type="float" office:value="65547" calcext:value-type="float">
            <text:p>65547</text:p>
          </table:table-cell>
          <table:table-cell office:value-type="float" office:value="1525398" calcext:value-type="float">
            <text:p>15253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3.haff</text:p>
          </table:table-cell>
          <table:table-cell office:value-type="float" office:value="59756" calcext:value-type="float">
            <text:p>59756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403" calcext:value-type="float">
            <text:p>17934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2.haff</text:p>
          </table:table-cell>
          <table:table-cell office:value-type="float" office:value="59755" calcext:value-type="float">
            <text:p>59755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368" calcext:value-type="float">
            <text:p>17933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1.haff</text:p>
          </table:table-cell>
          <table:table-cell office:value-type="float" office:value="59780" calcext:value-type="float">
            <text:p>59780</text:p>
          </table:table-cell>
          <table:table-cell office:value-type="float" office:value="81930" calcext:value-type="float">
            <text:p>81930</text:p>
          </table:table-cell>
          <table:table-cell office:value-type="float" office:value="1794021" calcext:value-type="float">
            <text:p>17940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3.haff</text:p>
          </table:table-cell>
          <table:table-cell office:value-type="float" office:value="59313" calcext:value-type="float">
            <text:p>59313</text:p>
          </table:table-cell>
          <table:table-cell office:value-type="float" office:value="81934" calcext:value-type="float">
            <text:p>81934</text:p>
          </table:table-cell>
          <table:table-cell office:value-type="float" office:value="1774880" calcext:value-type="float">
            <text:p>17748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2.haff</text:p>
          </table:table-cell>
          <table:table-cell office:value-type="float" office:value="59349" calcext:value-type="float">
            <text:p>59349</text:p>
          </table:table-cell>
          <table:table-cell office:value-type="float" office:value="81934" calcext:value-type="float">
            <text:p>81934</text:p>
          </table:table-cell>
          <table:table-cell office:value-type="float" office:value="1775825" calcext:value-type="float">
            <text:p>17758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1.haff</text:p>
          </table:table-cell>
          <table:table-cell office:value-type="float" office:value="59371" calcext:value-type="float">
            <text:p>59371</text:p>
          </table:table-cell>
          <table:table-cell office:value-type="float" office:value="81935" calcext:value-type="float">
            <text:p>81935</text:p>
          </table:table-cell>
          <table:table-cell office:value-type="float" office:value="1776400" calcext:value-type="float">
            <text:p>17764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3.haff</text:p>
          </table:table-cell>
          <table:table-cell office:value-type="float" office:value="64547" calcext:value-type="float">
            <text:p>64547</text:p>
          </table:table-cell>
          <table:table-cell office:value-type="float" office:value="81933" calcext:value-type="float">
            <text:p>81933</text:p>
          </table:table-cell>
          <table:table-cell office:value-type="float" office:value="1907584" calcext:value-type="float">
            <text:p>19075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2.haff</text:p>
          </table:table-cell>
          <table:table-cell office:value-type="float" office:value="64617" calcext:value-type="float">
            <text:p>64617</text:p>
          </table:table-cell>
          <table:table-cell office:value-type="float" office:value="81935" calcext:value-type="float">
            <text:p>81935</text:p>
          </table:table-cell>
          <table:table-cell office:value-type="float" office:value="1909404" calcext:value-type="float">
            <text:p>19094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1.haff</text:p>
          </table:table-cell>
          <table:table-cell office:value-type="float" office:value="64479" calcext:value-type="float">
            <text:p>64479</text:p>
          </table:table-cell>
          <table:table-cell office:value-type="float" office:value="81931" calcext:value-type="float">
            <text:p>81931</text:p>
          </table:table-cell>
          <table:table-cell office:value-type="float" office:value="1905798" calcext:value-type="float">
            <text:p>19057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3.haff</text:p>
          </table:table-cell>
          <table:table-cell office:value-type="float" office:value="77629" calcext:value-type="float">
            <text:p>77629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838" calcext:value-type="float">
            <text:p>23318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2.haff</text:p>
          </table:table-cell>
          <table:table-cell office:value-type="float" office:value="77622" calcext:value-type="float">
            <text:p>77622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650" calcext:value-type="float">
            <text:p>23316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1.haff</text:p>
          </table:table-cell>
          <table:table-cell office:value-type="float" office:value="77624" calcext:value-type="float">
            <text:p>77624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705" calcext:value-type="float">
            <text:p>23317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3.haff</text:p>
          </table:table-cell>
          <table:table-cell office:value-type="float" office:value="77103" calcext:value-type="float">
            <text:p>77103</text:p>
          </table:table-cell>
          <table:table-cell office:value-type="float" office:value="106515" calcext:value-type="float">
            <text:p>106515</text:p>
          </table:table-cell>
          <table:table-cell office:value-type="float" office:value="2311172" calcext:value-type="float">
            <text:p>23111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2.haff</text:p>
          </table:table-cell>
          <table:table-cell office:value-type="float" office:value="77033" calcext:value-type="float">
            <text:p>77033</text:p>
          </table:table-cell>
          <table:table-cell office:value-type="float" office:value="106514" calcext:value-type="float">
            <text:p>106514</text:p>
          </table:table-cell>
          <table:table-cell office:value-type="float" office:value="2309346" calcext:value-type="float">
            <text:p>230934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1.haff</text:p>
          </table:table-cell>
          <table:table-cell office:value-type="float" office:value="77009" calcext:value-type="float">
            <text:p>77009</text:p>
          </table:table-cell>
          <table:table-cell office:value-type="float" office:value="106513" calcext:value-type="float">
            <text:p>106513</text:p>
          </table:table-cell>
          <table:table-cell office:value-type="float" office:value="2308728" calcext:value-type="float">
            <text:p>230872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3.haff</text:p>
          </table:table-cell>
          <table:table-cell office:value-type="float" office:value="83653" calcext:value-type="float">
            <text:p>83653</text:p>
          </table:table-cell>
          <table:table-cell office:value-type="float" office:value="106511" calcext:value-type="float">
            <text:p>106511</text:p>
          </table:table-cell>
          <table:table-cell office:value-type="float" office:value="2478071" calcext:value-type="float">
            <text:p>247807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2.haff</text:p>
          </table:table-cell>
          <table:table-cell office:value-type="float" office:value="83654" calcext:value-type="float">
            <text:p>83654</text:p>
          </table:table-cell>
          <table:table-cell office:value-type="float" office:value="106512" calcext:value-type="float">
            <text:p>106512</text:p>
          </table:table-cell>
          <table:table-cell office:value-type="float" office:value="2478097" calcext:value-type="float">
            <text:p>24780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1.haff</text:p>
          </table:table-cell>
          <table:table-cell office:value-type="float" office:value="83852" calcext:value-type="float">
            <text:p>83852</text:p>
          </table:table-cell>
          <table:table-cell office:value-type="float" office:value="106515" calcext:value-type="float">
            <text:p>106515</text:p>
          </table:table-cell>
          <table:table-cell office:value-type="float" office:value="2483257" calcext:value-type="float">
            <text:p>24832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329.39pt" svg:height="230.4pt" svg:x="315.33pt" svg:y="0pt">
            <loext:p draw:notify-on-update-of-ranges="Sheet3.A2:Sheet3.A6 Sheet2.B2:Sheet2.B2 Sheet2.C2:Sheet2.C6 Sheet2.A2:Sheet2.A6 Sheet2.B7:Sheet2.B7 Sheet2.C7:Sheet2.C11 Sheet2.A7:Sheet2.A11 Sheet2.B12:Sheet2.B12 Sheet2.C12:Sheet2.C16 Sheet2.A12:Sheet2.A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4102" calcext:value-type="float">
            <text:p>574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54732" calcext:value-type="float">
            <text:p>9547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25688.66666667" calcext:value-type="float">
            <text:p>1525688.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907595.33333333" calcext:value-type="float">
            <text:p>1907595.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79808.33333333" calcext:value-type="float">
            <text:p>2479808.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3868" calcext:value-type="float">
            <text:p>5338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88324.666666667" calcext:value-type="float">
            <text:p>888324.6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22378.66666667" calcext:value-type="float">
            <text:p>1422378.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775701.66666667" calcext:value-type="float">
            <text:p>1775701.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309748.66666667" calcext:value-type="float">
            <text:p>2309748.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38571" calcext:value-type="float">
            <text:p>5385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97222.333333333" calcext:value-type="float">
            <text:p>897222.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35184.33333333" calcext:value-type="float">
            <text:p>1435184.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793597.33333333" calcext:value-type="float">
            <text:p>1793597.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1731" calcext:value-type="float">
            <text:p>2331731</text:p>
          </table:table-cell>
        </table:table-row>
      </table:table>
      <table:table table:name="Sheet3" table:style-name="ta1">
        <table:shapes>
          <draw:frame draw:z-index="0" draw:style-name="gr1" draw:text-style-name="P1" svg:width="329.39pt" svg:height="230.4pt" svg:x="256pt" svg:y="0pt">
            <loext:p draw:notify-on-update-of-ranges="Sheet3.A2:Sheet3.A6 Sheet3.B2:Sheet3.B2 Sheet3.C2:Sheet3.C4 Sheet3.A2:Sheet3.A4 Sheet3.B5:Sheet3.B5 Sheet3.C5:Sheet3.C7 Sheet3.A5:Sheet3.A7 Sheet3.B8:Sheet3.B8 Sheet3.C8:Sheet3.C10 Sheet3.A8:Sheet3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437610.3333333" calcext:value-type="float">
            <text:p>23437610.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679401.3333333" calcext:value-type="float">
            <text:p>46679401.333333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9936205.3333333" calcext:value-type="float">
            <text:p>69936205.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36393.3333333" calcext:value-type="float">
            <text:p>21836393.33333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502563" calcext:value-type="float">
            <text:p>43502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164918" calcext:value-type="float">
            <text:p>651649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062815" calcext:value-type="float">
            <text:p>22062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947397.3333333" calcext:value-type="float">
            <text:p>43947397.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834694.6666667" calcext:value-type="float">
            <text:p>65834694.6666667</text:p>
          </table:table-cell>
        </table:table-row>
      </table:table>
      <table:named-expressions/>
      <table:database-ranges>
        <table:database-range table:name="__Anonymous_Sheet_DB__0" table:target-range-address="info.A1:info.I73">
          <table:sort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Sheet2.A1:Sheet2.C16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C1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3:18:03.017594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2T23:38:01.937702726</dc:date>
    <meta:editing-duration>PT28M38S</meta:editing-duration>
    <meta:editing-cycles>6</meta:editing-cycles>
    <meta:document-statistic meta:table-count="3" meta:cell-count="8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3.A2:Sheet3.A6 Sheet3.B2:Sheet3.B2 Sheet3.C2:Sheet3.C10 Sheet3.B5:Sheet3.B5 Sheet3.B8:Sheet3.B8" chart:data-source-has-labels="both" svg:x="1.243cm" svg:y="0.945cm" svg:width="10.146cm" svg:height="6.041cm">
          <chartooo:coordinate-region svg:x="2.976cm" svg:y="1.144cm" svg:width="8.173cm" svg:height="5.195cm"/>
          <chart:axis chart:dimension="x" chart:name="primary-x" chart:style-name="ch4" chartooo:axis-type="auto">
            <chart:title svg:x="4.804cm" svg:y="7.148cm" chart:style-name="ch5">
              <text:p>Размер файла (Мб)</text:p>
            </chart:title>
            <chart:categories table:cell-range-address="Sheet3.A2:Sheet3.A6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3.C2:Sheet3.C4" chart:label-cell-address="Sheet3.B2:Sheet3.B2" chart:class="chart:scatter">
            <chart:domain table:cell-range-address="Sheet3.A2:Sheet3.A4"/>
            <chart:data-point chart:repeated="3"/>
          </chart:series>
          <chart:series chart:style-name="ch9" chart:values-cell-range-address="Sheet3.C5:Sheet3.C7" chart:label-cell-address="Sheet3.B5:Sheet3.B5" chart:class="chart:scatter">
            <chart:domain table:cell-range-address="Sheet3.A5:Sheet3.A7"/>
            <chart:data-point chart:repeated="3"/>
          </chart:series>
          <chart:series chart:style-name="ch10" chart:values-cell-range-address="Sheet3.C8:Sheet3.C10" chart:label-cell-address="Sheet3.B8:Sheet3.B8" chart:class="chart:scatter">
            <chart:domain table:cell-range-address="Sheet3.A8:Sheet3.A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3.B2:Sheet3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3.B5:Sheet3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8:Sheet3.B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3.A2:Sheet3.A6</svg:desc>
                </draw:g>
              </table:table-cell>
              <table:table-cell office:value-type="float" office:value="1">
                <text:p>1</text:p>
                <draw:g>
                  <svg:desc>Sheet3.A2:Sheet3.A4</svg:desc>
                </draw:g>
              </table:table-cell>
              <table:table-cell office:value-type="float" office:value="23437610.3333333">
                <text:p>23437610.3333333</text:p>
                <draw:g>
                  <svg:desc>Sheet3.C2:Sheet3.C4</svg:desc>
                </draw:g>
              </table:table-cell>
              <table:table-cell office:value-type="float" office:value="1">
                <text:p>1</text:p>
                <draw:g>
                  <svg:desc>Sheet3.A5:Sheet3.A7</svg:desc>
                </draw:g>
              </table:table-cell>
              <table:table-cell office:value-type="float" office:value="21836393.3333333">
                <text:p>21836393.3333333</text:p>
                <draw:g>
                  <svg:desc>Sheet3.C5:Sheet3.C7</svg:desc>
                </draw:g>
              </table:table-cell>
              <table:table-cell office:value-type="float" office:value="1">
                <text:p>1</text:p>
                <draw:g>
                  <svg:desc>Sheet3.A8:Sheet3.A10</svg:desc>
                </draw:g>
              </table:table-cell>
              <table:table-cell office:value-type="float" office:value="22062815">
                <text:p>22062815</text:p>
                <draw:g>
                  <svg:desc>Sheet3.C8:Sheet3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79401.3333333">
                <text:p>46679401.3333333</text:p>
              </table:table-cell>
              <table:table-cell office:value-type="float" office:value="2">
                <text:p>2</text:p>
              </table:table-cell>
              <table:table-cell office:value-type="float" office:value="43502563">
                <text:p>43502563</text:p>
              </table:table-cell>
              <table:table-cell office:value-type="float" office:value="2">
                <text:p>2</text:p>
              </table:table-cell>
              <table:table-cell office:value-type="float" office:value="43947397.3333333">
                <text:p>43947397.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936205.3333333">
                <text:p>69936205.3333333</text:p>
              </table:table-cell>
              <table:table-cell office:value-type="float" office:value="3">
                <text:p>3</text:p>
              </table:table-cell>
              <table:table-cell office:value-type="float" office:value="65164918">
                <text:p>65164918</text:p>
              </table:table-cell>
              <table:table-cell office:value-type="float" office:value="3">
                <text:p>3</text:p>
              </table:table-cell>
              <table:table-cell office:value-type="float" office:value="65834694.6666667">
                <text:p>65834694.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3.A2:Sheet3.A6 Sheet2.A2:Sheet2.A6 Sheet2.B2:Sheet2.B2 Sheet2.C2:Sheet2.C16 Sheet2.B7:Sheet2.B7 Sheet2.B12:Sheet2.B12" chart:data-source-has-labels="both" svg:x="1.243cm" svg:y="0.945cm" svg:width="10.146cm" svg:height="6.041cm">
          <chartooo:coordinate-region svg:x="2.79cm" svg:y="1.144cm" svg:width="8.319cm" svg:height="5.195cm"/>
          <chart:axis chart:dimension="x" chart:name="primary-x" chart:style-name="ch4" chartooo:axis-type="auto">
            <chart:title svg:x="4.843cm" svg:y="7.148cm" chart:style-name="ch5">
              <text:p>Размер файла (Кб)</text:p>
            </chart:title>
            <chart:categories table:cell-range-address="Sheet3.A2:Sheet3.A6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2:Sheet2.C6" chart:label-cell-address="Sheet2.B2:Sheet2.B2" chart:class="chart:scatter">
            <chart:domain table:cell-range-address="Sheet2.A2:Sheet2.A6"/>
            <chart:data-point chart:repeated="5"/>
          </chart:series>
          <chart:series chart:style-name="ch9" chart:values-cell-range-address="Sheet2.C7:Sheet2.C11" chart:label-cell-address="Sheet2.B7:Sheet2.B7" chart:class="chart:scatter">
            <chart:domain table:cell-range-address="Sheet2.A7:Sheet2.A11"/>
            <chart:data-point chart:repeated="5"/>
          </chart:series>
          <chart:series chart:style-name="ch10" chart:values-cell-range-address="Sheet2.C12:Sheet2.C16" chart:label-cell-address="Sheet2.B12:Sheet2.B12" chart:class="chart:scatter">
            <chart:domain table:cell-range-address="Sheet2.A12:Sheet2.A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2.B2:Sheet2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2.B7:Sheet2.B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3.A2:Sheet3.A6</svg:desc>
                </draw:g>
              </table:table-cell>
              <table:table-cell office:value-type="float" office:value="20">
                <text:p>20</text:p>
                <draw:g>
                  <svg:desc>Sheet2.A2:Sheet2.A6</svg:desc>
                </draw:g>
              </table:table-cell>
              <table:table-cell office:value-type="float" office:value="574102">
                <text:p>574102</text:p>
                <draw:g>
                  <svg:desc>Sheet2.C2:Sheet2.C6</svg:desc>
                </draw:g>
              </table:table-cell>
              <table:table-cell office:value-type="float" office:value="20">
                <text:p>20</text:p>
                <draw:g>
                  <svg:desc>Sheet2.A7:Sheet2.A11</svg:desc>
                </draw:g>
              </table:table-cell>
              <table:table-cell office:value-type="float" office:value="533868">
                <text:p>533868</text:p>
                <draw:g>
                  <svg:desc>Sheet2.C7:Sheet2.C11</svg:desc>
                </draw:g>
              </table:table-cell>
              <table:table-cell office:value-type="float" office:value="20">
                <text:p>20</text:p>
                <draw:g>
                  <svg:desc>Sheet2.A12:Sheet2.A16</svg:desc>
                </draw:g>
              </table:table-cell>
              <table:table-cell office:value-type="float" office:value="538571">
                <text:p>538571</text:p>
                <draw:g>
                  <svg:desc>Sheet2.C12:Sheet2.C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954732">
                <text:p>954732</text:p>
              </table:table-cell>
              <table:table-cell office:value-type="float" office:value="40">
                <text:p>40</text:p>
              </table:table-cell>
              <table:table-cell office:value-type="float" office:value="888324.666666667">
                <text:p>888324.666666667</text:p>
              </table:table-cell>
              <table:table-cell office:value-type="float" office:value="40">
                <text:p>40</text:p>
              </table:table-cell>
              <table:table-cell office:value-type="float" office:value="897222.333333333">
                <text:p>897222.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525688.66666667">
                <text:p>1525688.66666667</text:p>
              </table:table-cell>
              <table:table-cell office:value-type="float" office:value="60">
                <text:p>60</text:p>
              </table:table-cell>
              <table:table-cell office:value-type="float" office:value="1422378.66666667">
                <text:p>1422378.66666667</text:p>
              </table:table-cell>
              <table:table-cell office:value-type="float" office:value="60">
                <text:p>60</text:p>
              </table:table-cell>
              <table:table-cell office:value-type="float" office:value="1435184.33333333">
                <text:p>1435184.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907595.33333333">
                <text:p>1907595.33333333</text:p>
              </table:table-cell>
              <table:table-cell office:value-type="float" office:value="80">
                <text:p>80</text:p>
              </table:table-cell>
              <table:table-cell office:value-type="float" office:value="1775701.66666667">
                <text:p>1775701.66666667</text:p>
              </table:table-cell>
              <table:table-cell office:value-type="float" office:value="80">
                <text:p>80</text:p>
              </table:table-cell>
              <table:table-cell office:value-type="float" office:value="1793597.33333333">
                <text:p>1793597.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79808.33333333">
                <text:p>2479808.33333333</text:p>
              </table:table-cell>
              <table:table-cell office:value-type="float" office:value="100">
                <text:p>100</text:p>
              </table:table-cell>
              <table:table-cell office:value-type="float" office:value="2309748.66666667">
                <text:p>2309748.66666667</text:p>
              </table:table-cell>
              <table:table-cell office:value-type="float" office:value="100">
                <text:p>100</text:p>
              </table:table-cell>
              <table:table-cell office:value-type="float" office:value="2331731">
                <text:p>2331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